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fo:language="en" fo:country="GB" fo:font-weight="bold" officeooo:rsid="001debe4" officeooo:paragraph-rsid="001debe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fo:language="en" fo:country="GB" fo:font-weight="normal" officeooo:rsid="001debe4" officeooo:paragraph-rsid="001debe4" style:font-size-asian="9.60000038146973pt" style:font-weight-asian="normal" style:font-size-complex="11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Calibri" fo:font-size="11pt" fo:language="en" fo:country="GB" fo:font-weight="normal" officeooo:rsid="001debe4" officeooo:paragraph-rsid="001debe4" style:font-size-asian="9.60000038146973pt" style:font-weight-asian="normal" style:font-size-complex="11pt" style:font-weight-complex="normal"/>
    </style:style>
    <style:style style:name="T1" style:family="text">
      <style:text-properties officeooo:rsid="001f0e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points</text:p>
      <text:p text:style-name="P2">The application needs to:</text:p>
      <text:list xml:id="list167126856" text:style-name="L1">
        <text:list-item>
          <text:p text:style-name="P3">Locate the machines</text:p>
        </text:list-item>
        <text:list-item>
          <text:p text:style-name="P3">Identify machine (by QR code)</text:p>
        </text:list-item>
        <text:list-item>
          <text:p text:style-name="P3">Draw the data flow between different computers</text:p>
        </text:list-item>
        <text:list-item>
          <text:p text:style-name="P3">Track which data flows between computers (maybe, not necessary)</text:p>
        </text:list-item>
        <text:list-item>
          <text:p text:style-name="P3"><text:span text:style-name="T1">Have an e</text:span>xternal database to store dat<text:span text:style-name="T1">a</text:span></text:p>
        </text:list-item>
        <text:list-item>
          <text:p text:style-name="P3">Go to the first node of the flo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27:52.209000000</meta:creation-date>
    <dc:date>2019-10-21T11:52:32.819000000</dc:date>
    <meta:editing-duration>PT3M11S</meta:editing-duration>
    <meta:editing-cycles>1</meta:editing-cycles>
    <meta:document-statistic meta:table-count="0" meta:image-count="0" meta:object-count="0" meta:page-count="1" meta:paragraph-count="8" meta:word-count="51" meta:character-count="272" meta:non-whitespace-character-count="235"/>
    <meta:generator>LibreOffice/6.2.4.2$Windows_X86_64 LibreOffice_project/2412653d852ce75f65fbfa83fb7e7b669a126d64</meta:generator>
  </office:meta>
</office:document-meta>
</file>